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es" fo:country="CO" officeooo:rsid="00042497" officeooo:paragraph-rsid="00042497"/>
    </style:style>
    <style:style style:name="P2" style:family="paragraph" style:parent-style-name="Standard">
      <style:text-properties fo:language="es" fo:country="CO" officeooo:rsid="000617fe" officeooo:paragraph-rsid="000617fe"/>
    </style:style>
    <style:style style:name="P3" style:family="paragraph" style:parent-style-name="Standard">
      <style:text-properties style:text-line-through-style="none" style:text-line-through-type="none" fo:language="es" fo:country="CO" officeooo:rsid="000617fe" officeooo:paragraph-rsid="000617fe"/>
    </style:style>
    <style:style style:name="T1" style:family="text">
      <style:text-properties officeooo:rsid="000617fe"/>
    </style:style>
    <style:style style:name="T2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BUSQUEDA A CIEGAS E INFORMADA</text:span></text:p>
      <text:p text:style-name="P1"/>
      <text:p text:style-name="P2">BUSQUEDA DEL ESPACIO PROBLEMA</text:p>
      <text:p text:style-name="P2"/>
      <text:p text:style-name="P2">BUSQUEDA A CIEGAS:</text:p>
      <text:p text:style-name="P2">- profundidad vs Amplitud</text:p>
      <text:p text:style-name="P2">- profundidad Iterativa – Bidireccional</text:p>
      <text:p text:style-name="P2">- Taller 2-2: Ejemplo busqueda a ciegas</text:p>
      <text:p text:style-name="P2"/>
      <text:p text:style-name="P2">BUSQUEDA CON INFORMACION</text:p>
      <text:p text:style-name="P2">-funcion Heuristica y funcion de Costo</text:p>
      <text:p text:style-name="P2">-métodos de escalada </text:p>
      <text:p text:style-name="P2">-best first – costo uniforme – A*</text:p>
      <text:p text:style-name="P3">-Taller 2-3: Ejemplo búsqueda con información</text:p>
      <text:p text:style-name="P3">~~~~~~~~~~~~~~~~~~~~~~~~~~~~~~~~~~~~~~~~~~~~~~~~~~~~~~~~~~~~~~~~</text:p>
      <text:p text:style-name="P3"/>
      <text:p text:style-name="P3">BUSQUEDA DEL ESPACIO PROBLEM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4:03:08.895247746</meta:creation-date>
    <dc:date>2022-02-06T04:15:24.727154096</dc:date>
    <meta:editing-duration>PT11M32S</meta:editing-duration>
    <meta:editing-cycles>2</meta:editing-cycles>
    <meta:generator>LibreOffice/7.2.5.2$Linux_X86_64 LibreOffice_project/499f9727c189e6ef3471021d6132d4c694f357e5</meta:generator>
    <meta:document-statistic meta:table-count="0" meta:image-count="0" meta:object-count="0" meta:page-count="1" meta:paragraph-count="13" meta:word-count="55" meta:character-count="436" meta:non-whitespace-character-count="387"/>
  </office:meta>
</office:document-meta>
</file>